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41f86" officeooo:paragraph-rsid="00141f86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b78db" officeooo:paragraph-rsid="001b78db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262c60" officeooo:paragraph-rsid="00262c6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88529" officeooo:paragraph-rsid="001c8f6c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2e63b2" officeooo:paragraph-rsid="002e63b2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3pt" officeooo:rsid="00141f86" officeooo:paragraph-rsid="00141f86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5197e" officeooo:paragraph-rsid="0015197e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159f87" officeooo:paragraph-rsid="00159f87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188529" officeooo:paragraph-rsid="00188529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188529" officeooo:paragraph-rsid="001c8f6c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1b78db" officeooo:paragraph-rsid="001b78db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1c8f6c" officeooo:paragraph-rsid="001c8f6c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202ef1" officeooo:paragraph-rsid="00202ef1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232a21" officeooo:paragraph-rsid="00232a21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25526c" officeooo:paragraph-rsid="0025526c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260c4f" officeooo:paragraph-rsid="00260c4f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officeooo:rsid="00262c60" officeooo:paragraph-rsid="00262c60" style:font-size-asian="11.3500003814697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13pt" officeooo:rsid="002b72a1" officeooo:paragraph-rsid="002b72a1" style:font-size-asian="11.3500003814697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3pt" officeooo:rsid="002b7333" officeooo:paragraph-rsid="002b7333" style:font-size-asian="11.3500003814697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size="13pt" officeooo:rsid="002cc600" officeooo:paragraph-rsid="002cc600" style:font-size-asian="11.3500003814697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officeooo:rsid="002e63b2" officeooo:paragraph-rsid="002e63b2" style:font-size-asian="11.3500003814697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3pt" officeooo:rsid="002ff5a0" officeooo:paragraph-rsid="002ff5a0" style:font-size-asian="11.3500003814697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size="13pt" officeooo:rsid="00317b8f" officeooo:paragraph-rsid="00317b8f" style:font-size-asian="11.3500003814697pt" style:font-size-complex="13pt"/>
    </style:style>
    <style:style style:name="P24" style:family="paragraph" style:parent-style-name="Standard">
      <style:paragraph-properties fo:text-align="start" style:justify-single-word="false"/>
      <style:text-properties fo:font-size="13pt" officeooo:rsid="0031a185" officeooo:paragraph-rsid="0031a185" style:font-size-asian="11.3500003814697pt" style:font-size-complex="13pt"/>
    </style:style>
    <style:style style:name="P25" style:family="paragraph" style:parent-style-name="Standard">
      <style:paragraph-properties fo:text-align="start" style:justify-single-word="false"/>
      <style:text-properties fo:font-size="13pt" officeooo:rsid="0031d3bc" officeooo:paragraph-rsid="0031d3bc" style:font-size-asian="11.3500003814697pt" style:font-size-complex="13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c8f6c" officeooo:paragraph-rsid="001c8f6c" style:font-size-asian="18pt" style:font-size-complex="18pt"/>
    </style:style>
    <style:style style:name="T1" style:family="text">
      <style:text-properties officeooo:rsid="00159f87"/>
    </style:style>
    <style:style style:name="T2" style:family="text">
      <style:text-properties officeooo:rsid="00197931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ecf54"/>
    </style:style>
    <style:style style:name="T6" style:family="text">
      <style:text-properties officeooo:rsid="002640cf"/>
    </style:style>
    <style:style style:name="T7" style:family="text">
      <style:text-properties officeooo:rsid="002b72a1"/>
    </style:style>
    <style:style style:name="T8" style:family="text">
      <style:text-properties officeooo:rsid="002cc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missions in Linux</text:p>
      <text:p text:style-name="P1"/>
      <text:p text:style-name="P6">ls -l – detailed info in of the files in the current directory</text:p>
      <text:p text:style-name="P6">ls - l hello.c – detailed info only on the selected file</text:p>
      <text:p text:style-name="P6">ls -ld Ccammp – permission on a certain directory</text:p>
      <text:p text:style-name="P7">chmod 777 program.c – change permissions</text:p>
      <text:p text:style-name="P8">chmod u=rwx, g=rw, o=x program.c</text:p>
      <text:p text:style-name="P8"/>
      <text:p text:style-name="P7"/>
      <text:p text:style-name="P7"><text:s text:c="3"/>rwx</text:p>
      <text:p text:style-name="P7">1 <text:s/>000 - - -</text:p>
      <text:p text:style-name="P7">2 <text:s/>001 - - x</text:p>
      <text:p text:style-name="P7">3 <text:s/>010 – w - <text:s text:c="13"/><text:span text:style-name="T1">= + -</text:span></text:p>
      <text:p text:style-name="P7">4 <text:s/>011 – w x <text:s text:c="41"/></text:p>
      <text:p text:style-name="P7">5 <text:s/>100 r - -</text:p>
      <text:p text:style-name="P7">6 <text:s/>101 r – x </text:p>
      <text:p text:style-name="P7">7 <text:s/>110 r w -</text:p>
      <text:p text:style-name="P7">8 <text:s/>111 rwx</text:p>
      <text:p text:style-name="P7"/>
      <text:p text:style-name="P9">special permissions</text:p>
      <text:p text:style-name="P9"/>
      <text:p text:style-name="P9">1. SUID – set user id</text:p>
      <text:p text:style-name="P9">2. SGID – set group id</text:p>
      <text:p text:style-name="P9">3. Sticky bit <text:span text:style-name="T2">o +- t sticky bit is set to this directory; execute rights (remove restriction bit)</text:span></text:p>
      <text:p text:style-name="P9"/>
      <text:p text:style-name="P2">Presentation of data in the memory of the computer system</text:p>
      <text:p text:style-name="P2"/>
      <text:p text:style-name="P11">bit – 0/1 <text:s text:c="3"/>1 Byte = 8 bits (99% of the cases)</text:p>
      <text:p text:style-name="P11">positive numbers are stored in a binary system and Straight Code, negatives are store in Additional <text:s/>Code with a sign bit. Every variable has a different size:</text:p>
      <text:p text:style-name="P11">char; short; int; long; long long; only difference is size .</text:p>
      <text:p text:style-name="P11">Unsigned variables are short; int (default); long; long long. Unsigned does not change size. Char, short, int, long and long long sizes cannot be changed, size depends on the architecture.</text:p>
      <text:p text:style-name="P11"/>
      <text:p text:style-name="P11">&lt;stdint.h&gt; - int8_t, int16_t,int32_t and int64_t. Respectively uint8_t… for their unsigned counterparts.</text:p>
      <text:p text:style-name="P11"/>
      <text:p text:style-name="P26">Real numbers</text:p>
      <text:p text:style-name="P26"/>
      <text:p text:style-name="P12">float <text:s/>double – real number variables. They have a standard – IEEE754. This standard determines the way these numbers are represented in the memory.</text:p>
      <text:p text:style-name="P12"/>
      <text:p text:style-name="P12">Float is 32bit and double is 64bit =&gt; 4 and 8 Bytes.</text:p>
      <text:p text:style-name="P12">583.32 <text:s/>can be represented with the scientific notation → 5.8332 * 10<text:span text:style-name="T3">2</text:span></text:p>
      <text:p text:style-name="P12"><text:soft-page-break/>85146.3 = 8.51463*10<text:span text:style-name="T3">4</text:span></text:p>
      <text:p text:style-name="P12">0.053 = 5.3 * 10<text:span text:style-name="T3">-2</text:span></text:p>
      <text:p text:style-name="P12">This can also be done with binary numbers → 10101.11 = 1.010111*<text:span text:style-name="T4">2</text:span><text:span text:style-name="T3">4</text:span></text:p>
      <text:p text:style-name="P12">0.0101=1.01*2<text:span text:style-name="T3">-2</text:span><text:span text:style-name="T4"> → scientific notation</text:span></text:p>
      <text:p text:style-name="P12"/>
      <text:p text:style-name="P12">How do these types of float and double work?</text:p>
      <text:p text:style-name="P12">Let’s say I want to represent 10101.11 in the computer’s memory.</text:p>
      <text:p text:style-name="P12">Sign bit – 0/1 followed by 8bits called exponents and 23 bits called mantis<text:span text:style-name="T5">sa</text:span>.</text:p>
      <text:p text:style-name="P12"/>
      <text:p text:style-name="P12">1.01011 is the mantis<text:span text:style-name="T5">sa</text:span>, but we do not mention the 1., because it is always there.</text:p>
      <text:p text:style-name="P12">2<text:span text:style-name="T3">4</text:span><text:span text:style-name="T4"> is the exponent</text:span></text:p>
      <text:p text:style-name="P12">Once again - IEEE754 is the standard. <text:a xlink:type="simple" xlink:href="https://en.wikipedia.org/wiki/IEEE_754" text:style-name="Internet_20_link" text:visited-style-name="Visited_20_Internet_20_Link">https://en.wikipedia.org/wiki/IEEE_754</text:a></text:p>
      <text:p text:style-name="P12"/>
      <text:p text:style-name="P13">Double is just the same as float, only difference is that the exponent and the mantissa are bigger. 52 bits mantissa and 32bits exponent of double.</text:p>
      <text:p text:style-name="P13"/>
      <text:p text:style-name="P14">We should not compare two real numbers with ==. Only with the epsilon method.</text:p>
      <text:p text:style-name="P14">|a-b| &lt; e <text:s/>fabs(a-b) &lt; 0.01. Small epsilon means more mistake, larger eps means less room for mistake.</text:p>
      <text:p text:style-name="P12"/>
      <text:p text:style-name="P15">Sudo apt install buidl-essential</text:p>
      <text:p text:style-name="P15"/>
      <text:p text:style-name="P15">Dynamic epsilon: fabs(a-b) &lt; e * max(a,b);</text:p>
      <text:p text:style-name="P15"/>
      <text:p text:style-name="P16">Boolean type: bool – true/false; 0 → false(‘\0’, NULL) , but =/=0 → true</text:p>
      <text:p text:style-name="P16">a=b=c=d → has the value of d, the whole expression has the value of d.</text:p>
      <text:p text:style-name="P16"/>
      <text:p text:style-name="P3">Logical operators</text:p>
      <text:p text:style-name="P3"/>
      <text:p text:style-name="P17"><text:s/><text:span text:style-name="T6">&amp;&amp; || and ! Those are the 3. And so on...</text:span></text:p>
      <text:p text:style-name="P17"/>
      <text:p text:style-name="P4"><text:s/><text:span text:style-name="T7">Assembly</text:span></text:p>
      <text:p text:style-name="P10"/>
      <text:p text:style-name="P18">gotbolt.org – nice website </text:p>
      <text:p text:style-name="P18">MOV ADD SUB CMP MUT and JMP are assembly instructions. The compiler translates our programming language to assembly code. Assembly instructions.</text:p>
      <text:p text:style-name="P18"/>
      <text:p text:style-name="P18">JE <text:s text:c="4"/>→ = <text:s text:c="2"/>jump equal</text:p>
      <text:p text:style-name="P18">JNE <text:s/>→ != <text:s text:c="2"/>jump not equal</text:p>
      <text:p text:style-name="P18">JL <text:s text:c="4"/>→ &lt; <text:s text:c="4"/>jump less</text:p>
      <text:p text:style-name="P18">JLE <text:s text:c="2"/>→ &lt;= <text:s/>jump less or equal</text:p>
      <text:p text:style-name="P18">JG <text:s text:c="3"/>→ &gt; <text:s text:c="4"/>jump greater</text:p>
      <text:p text:style-name="P18">JGE <text:s/>→ &gt;= <text:s/>jump greater or equal</text:p>
      <text:p text:style-name="P18"/>
      <text:p text:style-name="P19">gcc -<text:span text:style-name="T8">S</text:span> translates code to assembly</text:p>
      <text:p text:style-name="P20">gcc -S hello.c -o hello.s </text:p>
      <text:p text:style-name="P20">hello.s cannot be run, only compiled</text:p>
      <text:p text:style-name="P20"><text:soft-page-break/></text:p>
      <text:p text:style-name="P5">Bitwise operations</text:p>
      <text:p text:style-name="P21"/>
      <text:p text:style-name="P21"/>
      <text:p text:style-name="P21">&amp;, |, ^, ~, &lt;&lt; and &gt;&gt; only with whole numbers</text:p>
      <text:p text:style-name="P21">bitwise operations are very importans for embedded programming, because they let us acces the lowest level information – the bits, one by one.</text:p>
      <text:p text:style-name="P22">Bitwisecmd.com also cool website to visualise bitwise operations.</text:p>
      <text:p text:style-name="P23">~a reverts all the bits. ~a =/= !a</text:p>
      <text:p text:style-name="P24">a &lt;&lt;n → a * 2<text:span text:style-name="T3">n</text:span></text:p>
      <text:p text:style-name="P24">a &gt;&gt;n → a * 2<text:span text:style-name="T3">-n</text:span></text:p>
      <text:p text:style-name="P24"/>
      <text:p text:style-name="P25">mask</text:p>
      <text:p text:style-name="P25">1. check bit → !!(mas&amp;(1&lt;&lt;bit)) → 0/1</text:p>
      <text:p text:style-name="P25">2. set bit → mask = mask | (1&lt;&lt;bit);</text:p>
      <text:p text:style-name="P25"><text:s text:c="4"/>mask |= (1&lt;&lt;bit);</text:p>
      <text:p text:style-name="P25">3.clear bit → mask = mask&amp; ~(1&lt;&lt;bit);</text:p>
      <text:p text:style-name="P25"><text:s text:c="3"/>mask &amp;= ~(1&lt;&lt;bit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0:05:34.685479506</meta:creation-date>
    <dc:date>2022-07-13T16:53:03.734608321</dc:date>
    <meta:editing-duration>PT57M34S</meta:editing-duration>
    <meta:editing-cycles>10</meta:editing-cycles>
    <meta:generator>LibreOffice/7.3.4.2$Linux_X86_64 LibreOffice_project/30$Build-2</meta:generator>
    <meta:document-statistic meta:table-count="0" meta:image-count="0" meta:object-count="0" meta:page-count="3" meta:paragraph-count="73" meta:word-count="627" meta:character-count="3508" meta:non-whitespace-character-count="2824"/>
  </office:meta>
</office:document-meta>
</file>